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39cm" svg:height="12.93cm" svg:x="0.474cm" svg:y="6.451cm">
            <draw:object draw:notify-on-update-of-ranges="Sheet1.A3:Sheet1.A13 Sheet1.B2:Sheet1.B2 Sheet1.B3:Sheet1.B13 Sheet1.C2:Sheet1.C2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ices and equilibrium prices of merchant ships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525884" calcext:value-type="float">
            <text:p>2525884</text:p>
          </table:table-cell>
          <table:table-cell table:number-columns-repeated="4"/>
          <table:table-cell office:value-type="string" calcext:value-type="string">
            <text:p>q</text:p>
          </table:table-cell>
          <table:table-cell office:value-type="string" calcext:value-type="string">
            <text:p>durations_price_all</text:p>
          </table:table-cell>
          <table:table-cell office:value-type="string" calcext:value-type="string">
            <text:p>duration_equilibrium</text:p>
          </table:table-cell>
          <table:table-cell/>
          <table:table-cell office:value-type="string" calcext:value-type="string">
            <text:p>durations_price_best</text:p>
          </table:table-cell>
          <table:table-cell/>
          <table:table-cell office:value-type="float" office:value="62707" calcext:value-type="float">
            <text:p>6270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quilibrium</text:p>
          </table:table-cell>
          <table:table-cell table:number-columns-repeated="6"/>
          <table:table-cell office:value-type="float" office:value="11000" calcext:value-type="float">
            <text:p>1100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[.P1]/[.O2]" office:value-type="float" office:value="2090.23333333333" calcext:value-type="float">
            <text:p>2090,23333333333</text:p>
          </table:table-cell>
        </table:table-row>
        <table:table-row table:style-name="ro1">
          <table:table-cell office:value-type="string" calcext:value-type="string">
            <text:p>molamola_</text:p>
          </table:table-cell>
          <table:table-cell office:value-type="float" office:value="81062" calcext:value-type="float">
            <text:p>81062</text:p>
          </table:table-cell>
          <table:table-cell table:formula="of:=[.D3]*[.$E$1]+[.E3]" office:value-type="float" office:value="490116.451579256" calcext:value-type="float">
            <text:p>490116,451579256</text:p>
          </table:table-cell>
          <table:table-cell office:value-type="float" office:value="0.181624711023648" calcext:value-type="float">
            <text:p>0,181624711023648</text:p>
          </table:table-cell>
          <table:table-cell table:formula="of:=62707/2" office:value-type="float" office:value="31353.5" calcext:value-type="float">
            <text:p>31353,5</text:p>
          </table:table-cell>
          <table:table-cell/>
          <table:table-cell table:formula="of:=([.B3]-[.C3])^2" office:value-type="float" office:value="167325544356.806" calcext:value-type="float">
            <text:p>167325544356,806</text:p>
          </table:table-cell>
          <table:table-cell/>
          <table:table-cell table:formula="of:=[.B3]/[.C3]" office:value-type="float" office:value="0.165393346293114" calcext:value-type="float">
            <text:p>0,165393346293114</text:p>
          </table:table-cell>
          <table:table-cell table:formula="of:=[.J2]/(1-[.D3])" office:value-type="float" office:value="13441.2660648138" calcext:value-type="float">
            <text:p>13441,2660648138</text:p>
          </table:table-cell>
          <table:table-cell table:formula="of:=([.B3]-62707/2)/[.J2]" office:value-type="float" office:value="4.51895454545455" calcext:value-type="float">
            <text:p>4,51895454545455</text:p>
          </table:table-cell>
          <table:table-cell table:formula="of:=([.C3]-62707/2)/[.J2]" office:value-type="float" office:value="41.7057228708415" calcext:value-type="float">
            <text:p>41,7057228708415</text:p>
          </table:table-cell>
          <table:table-cell/>
          <table:table-cell table:formula="of:=[.K3]" office:value-type="float" office:value="4.51895454545455" calcext:value-type="float">
            <text:p>4,51895454545455</text:p>
          </table:table-cell>
          <table:table-cell office:value-type="float" office:value="80" calcext:value-type="float">
            <text:p>80</text:p>
          </table:table-cell>
          <table:table-cell table:formula="of:=[.B3]/[.O3]" office:value-type="float" office:value="1013.275" calcext:value-type="float">
            <text:p>1013,275</text:p>
          </table:table-cell>
        </table:table-row>
        <table:table-row table:style-name="ro1">
          <table:table-cell office:value-type="string" calcext:value-type="string">
            <text:p>skipjack_</text:p>
          </table:table-cell>
          <table:table-cell office:value-type="float" office:value="204837" calcext:value-type="float">
            <text:p>204837</text:p>
          </table:table-cell>
          <table:table-cell table:formula="of:=[.D4]*[.$E$1]+[.E4]" office:value-type="float" office:value="384664.141679171" calcext:value-type="float">
            <text:p>384664,141679171</text:p>
          </table:table-cell>
          <table:table-cell office:value-type="float" office:value="0.0552701216245652" calcext:value-type="float">
            <text:p>0,055270121624565</text:p>
          </table:table-cell>
          <table:table-cell table:formula="of:=[.C3]/2" office:value-type="float" office:value="245058.225789628" calcext:value-type="float">
            <text:p>245058,225789628</text:p>
          </table:table-cell>
          <table:table-cell/>
          <table:table-cell table:formula="of:=([.B4]-[.C4])^2" office:value-type="float" office:value="32337800884.5007" calcext:value-type="float">
            <text:p>32337800884,5007</text:p>
          </table:table-cell>
          <table:table-cell/>
          <table:table-cell table:formula="of:=[.B4]/[.C4]" office:value-type="float" office:value="0.532508694742969" calcext:value-type="float">
            <text:p>0,532508694742969</text:p>
          </table:table-cell>
          <table:table-cell table:formula="of:=[.J3]/(1-[.D4])" office:value-type="float" office:value="14227.6288413017" calcext:value-type="float">
            <text:p>14227,6288413017</text:p>
          </table:table-cell>
          <table:table-cell table:formula="of:=([.B4]-[.B3]/2)/[.J3]" office:value-type="float" office:value="12.2239972936862" calcext:value-type="float">
            <text:p>12,2239972936862</text:p>
          </table:table-cell>
          <table:table-cell table:formula="of:=([.C4]-[.C3]/2)/[.J3]" office:value-type="float" office:value="10.3863665235376" calcext:value-type="float">
            <text:p>10,3863665235376</text:p>
          </table:table-cell>
          <table:table-cell/>
          <table:table-cell table:formula="of:=[.K4]" office:value-type="float" office:value="12.2239972936862" calcext:value-type="float">
            <text:p>12,2239972936862</text:p>
          </table:table-cell>
          <table:table-cell office:value-type="float" office:value="140" calcext:value-type="float">
            <text:p>140</text:p>
          </table:table-cell>
          <table:table-cell table:formula="of:=[.B4]/[.O4]" office:value-type="float" office:value="1463.12142857143" calcext:value-type="float">
            <text:p>1463,12142857143</text:p>
          </table:table-cell>
        </table:table-row>
        <table:table-row table:style-name="ro1">
          <table:table-cell office:value-type="string" calcext:value-type="string">
            <text:p>deneb_</text:p>
          </table:table-cell>
          <table:table-cell office:value-type="float" office:value="424104" calcext:value-type="float">
            <text:p>424104</text:p>
          </table:table-cell>
          <table:table-cell table:formula="of:=[.D5]*[.$E$1]+[.E5]" office:value-type="float" office:value="750710.632499038" calcext:value-type="float">
            <text:p>750710,632499038</text:p>
          </table:table-cell>
          <table:table-cell office:value-type="float" office:value="0.221062630611482" calcext:value-type="float">
            <text:p>0,221062630611482</text:p>
          </table:table-cell>
          <table:table-cell table:formula="of:=[.C4]/2" office:value-type="float" office:value="192332.070839586" calcext:value-type="float">
            <text:p>192332,070839586</text:p>
          </table:table-cell>
          <table:table-cell/>
          <table:table-cell table:formula="of:=([.B5]-[.C5])^2" office:value-type="float" office:value="106671892392.362" calcext:value-type="float">
            <text:p>106671892392,362</text:p>
          </table:table-cell>
          <table:table-cell/>
          <table:table-cell table:formula="of:=[.B5]/[.C5]" office:value-type="float" office:value="0.564936716812178" calcext:value-type="float">
            <text:p>0,564936716812178</text:p>
          </table:table-cell>
          <table:table-cell table:formula="of:=[.J4]/(1-[.D5])" office:value-type="float" office:value="18265.4336541469" calcext:value-type="float">
            <text:p>18265,4336541469</text:p>
          </table:table-cell>
          <table:table-cell table:formula="of:=([.B5]-[.B4]/2)/[.J4]" office:value-type="float" office:value="22.6099164933353" calcext:value-type="float">
            <text:p>22,6099164933353</text:p>
          </table:table-cell>
          <table:table-cell table:formula="of:=([.C5]-[.C4]/2)/[.J4]" office:value-type="float" office:value="39.2460731080167" calcext:value-type="float">
            <text:p>39,2460731080167</text:p>
          </table:table-cell>
          <table:table-cell/>
          <table:table-cell table:formula="of:=[.K5]" office:value-type="float" office:value="22.6099164933353" calcext:value-type="float">
            <text:p>22,6099164933353</text:p>
          </table:table-cell>
          <table:table-cell office:value-type="float" office:value="360" calcext:value-type="float">
            <text:p>360</text:p>
          </table:table-cell>
          <table:table-cell table:formula="of:=[.B5]/[.O5]" office:value-type="float" office:value="1178.06666666667" calcext:value-type="float">
            <text:p>1178,06666666667</text:p>
          </table:table-cell>
        </table:table-row>
        <table:table-row table:style-name="ro1">
          <table:table-cell office:value-type="string" calcext:value-type="string">
            <text:p>ac33_</text:p>
          </table:table-cell>
          <table:table-cell office:value-type="float" office:value="1015644" calcext:value-type="float">
            <text:p>1015644</text:p>
          </table:table-cell>
          <table:table-cell table:formula="of:=[.D6]*[.$E$1]+[.E6]" office:value-type="float" office:value="514703.604831084" calcext:value-type="float">
            <text:p>514703,604831084</text:p>
          </table:table-cell>
          <table:table-cell office:value-type="float" office:value="0.0551681267158605" calcext:value-type="float">
            <text:p>0,055168126715861</text:p>
          </table:table-cell>
          <table:table-cell table:formula="of:=[.C5]/2" office:value-type="float" office:value="375355.316249519" calcext:value-type="float">
            <text:p>375355,316249519</text:p>
          </table:table-cell>
          <table:table-cell/>
          <table:table-cell table:formula="of:=([.B6]-[.C6])^2" office:value-type="float" office:value="250941279511.99" calcext:value-type="float">
            <text:p>250941279511,99</text:p>
          </table:table-cell>
          <table:table-cell/>
          <table:table-cell table:formula="of:=[.B6]/[.C6]" office:value-type="float" office:value="1.9732599314771" calcext:value-type="float">
            <text:p>1,9732599314771</text:p>
          </table:table-cell>
          <table:table-cell table:formula="of:=[.J5]/(1-[.D6])" office:value-type="float" office:value="19331.9406029965" calcext:value-type="float">
            <text:p>19331,9406029965</text:p>
          </table:table-cell>
          <table:table-cell table:formula="of:=([.B6]-[.B5]/2)/[.J5]" office:value-type="float" office:value="43.995232482069" calcext:value-type="float">
            <text:p>43,995232482069</text:p>
          </table:table-cell>
          <table:table-cell table:formula="of:=([.C6]-[.C5]/2)/[.J5]" office:value-type="float" office:value="7.62907091176166" calcext:value-type="float">
            <text:p>7,62907091176166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formula="of:=[.B6]/[.O6]" office:value-type="float" office:value="2115.925" calcext:value-type="float">
            <text:p>2115,925</text:p>
          </table:table-cell>
        </table:table-row>
        <table:table-row table:style-name="ro1">
          <table:table-cell office:value-type="string" calcext:value-type="string">
            <text:p>bluenose_</text:p>
          </table:table-cell>
          <table:table-cell office:value-type="float" office:value="518244" calcext:value-type="float">
            <text:p>518244</text:p>
          </table:table-cell>
          <table:table-cell table:formula="of:=[.D7]*[.$E$1]+[.E7]" office:value-type="float" office:value="270574.666593115" calcext:value-type="float">
            <text:p>270574,666593115</text:p>
          </table:table-cell>
          <table:table-cell office:value-type="float" office:value="0.00523494514299672" calcext:value-type="float">
            <text:p>0,005234945142997</text:p>
          </table:table-cell>
          <table:table-cell table:formula="of:=[.C6]/2" office:value-type="float" office:value="257351.802415542" calcext:value-type="float">
            <text:p>257351,802415542</text:p>
          </table:table-cell>
          <table:table-cell/>
          <table:table-cell table:formula="of:=([.B7]-[.C7])^2" office:value-type="float" office:value="61340098710.2108" calcext:value-type="float">
            <text:p>61340098710,2108</text:p>
          </table:table-cell>
          <table:table-cell/>
          <table:table-cell table:formula="of:=[.B7]/[.C7]" office:value-type="float" office:value="1.91534561060487" calcext:value-type="float">
            <text:p>1,91534561060487</text:p>
          </table:table-cell>
          <table:table-cell table:formula="of:=[.J6]/(1-[.D7])" office:value-type="float" office:value="19433.6748246303" calcext:value-type="float">
            <text:p>19433,6748246303</text:p>
          </table:table-cell>
          <table:table-cell table:formula="of:=([.B7]-[.B6]/2)/[.J6]" office:value-type="float" office:value="0.53910780164432" calcext:value-type="float">
            <text:p>0,53910780164432</text:p>
          </table:table-cell>
          <table:table-cell table:formula="of:=([.C7]-[.C6]/2)/[.J6]" office:value-type="float" office:value="0.683990523720291" calcext:value-type="float">
            <text:p>0,68399052372029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formula="of:=[.B7]/[.O7]" office:value-type="float" office:value="942.261818181818" calcext:value-type="float">
            <text:p>942,261818181818</text:p>
          </table:table-cell>
        </table:table-row>
        <table:table-row table:style-name="ro1">
          <table:table-cell office:value-type="string" calcext:value-type="string">
            <text:p>venturestar_</text:p>
          </table:table-cell>
          <table:table-cell office:value-type="float" office:value="1127263" calcext:value-type="float">
            <text:p>1127263</text:p>
          </table:table-cell>
          <table:table-cell table:formula="of:=[.D8]*[.$E$1]+[.E8]" office:value-type="float" office:value="255673.902053625" calcext:value-type="float">
            <text:p>255673,902053625</text:p>
          </table:table-cell>
          <table:table-cell office:value-type="float" office:value="0.0476611628867625" calcext:value-type="float">
            <text:p>0,047661162886763</text:p>
          </table:table-cell>
          <table:table-cell table:formula="of:=[.C7]/2" office:value-type="float" office:value="135287.333296557" calcext:value-type="float">
            <text:p>135287,333296557</text:p>
          </table:table-cell>
          <table:table-cell/>
          <table:table-cell table:formula="of:=([.B8]-[.C8])^2" office:value-type="float" office:value="759667555658.976" calcext:value-type="float">
            <text:p>759667555658,976</text:p>
          </table:table-cell>
          <table:table-cell/>
          <table:table-cell table:formula="of:=[.B8]/[.C8]" office:value-type="float" office:value="4.40898735047103" calcext:value-type="float">
            <text:p>4,40898735047103</text:p>
          </table:table-cell>
          <table:table-cell table:formula="of:=[.J7]/(1-[.D8])" office:value-type="float" office:value="20406.260951762" calcext:value-type="float">
            <text:p>20406,260951762</text:p>
          </table:table-cell>
          <table:table-cell table:formula="of:=([.B8]-[.B7]/2)/[.J7]" office:value-type="float" office:value="44.6719937342842" calcext:value-type="float">
            <text:p>44,6719937342842</text:p>
          </table:table-cell>
          <table:table-cell table:formula="of:=([.C8]-[.C7]/2)/[.J7]" office:value-type="float" office:value="6.19474030740131" calcext:value-type="float">
            <text:p>6,19474030740131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table:formula="of:=[.B8]/[.O8]" office:value-type="float" office:value="1280.98068181818" calcext:value-type="float">
            <text:p>1280,98068181818</text:p>
          </table:table-cell>
        </table:table-row>
        <table:table-row table:style-name="ro1">
          <table:table-cell office:value-type="string" calcext:value-type="string">
            <text:p>storeria_</text:p>
          </table:table-cell>
          <table:table-cell office:value-type="float" office:value="1219170" calcext:value-type="float">
            <text:p>1219170</text:p>
          </table:table-cell>
          <table:table-cell table:formula="of:=[.D9]*[.$E$1]+[.E9]" office:value-type="float" office:value="435447.281075608" calcext:value-type="float">
            <text:p>435447,281075608</text:p>
          </table:table-cell>
          <table:table-cell office:value-type="float" office:value="0.121783237095922" calcext:value-type="float">
            <text:p>0,121783237095922</text:p>
          </table:table-cell>
          <table:table-cell table:formula="of:=[.C8]/2" office:value-type="float" office:value="127836.951026812" calcext:value-type="float">
            <text:p>127836,951026812</text:p>
          </table:table-cell>
          <table:table-cell/>
          <table:table-cell table:formula="of:=([.B9]-[.C9])^2" office:value-type="float" office:value="614221300158.241" calcext:value-type="float">
            <text:p>614221300158,241</text:p>
          </table:table-cell>
          <table:table-cell/>
          <table:table-cell table:formula="of:=[.B9]/[.C9]" office:value-type="float" office:value="2.79981079911327" calcext:value-type="float">
            <text:p>2,79981079911327</text:p>
          </table:table-cell>
          <table:table-cell table:formula="of:=[.J8]/(1-[.D9])" office:value-type="float" office:value="23236.0185021779" calcext:value-type="float">
            <text:p>23236,0185021779</text:p>
          </table:table-cell>
          <table:table-cell table:formula="of:=([.B9]-[.B8]/2)/[.J8]" office:value-type="float" office:value="32.1243809216013" calcext:value-type="float">
            <text:p>32,1243809216013</text:p>
          </table:table-cell>
          <table:table-cell table:formula="of:=([.C9]-[.C8]/2)/[.J8]" office:value-type="float" office:value="15.0743112996522" calcext:value-type="float">
            <text:p>15,0743112996522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B9]/[.O9]" office:value-type="float" office:value="812.78" calcext:value-type="float">
            <text:p>812,78</text:p>
          </table:table-cell>
        </table:table-row>
        <table:table-row table:style-name="ro1">
          <table:table-cell office:value-type="string" calcext:value-type="string">
            <text:p>malabar_</text:p>
          </table:table-cell>
          <table:table-cell office:value-type="float" office:value="2219852" calcext:value-type="float">
            <text:p>2219852</text:p>
          </table:table-cell>
          <table:table-cell table:formula="of:=[.D10]*[.$E$1]+[.E10]" office:value-type="float" office:value="324966.223772708" calcext:value-type="float">
            <text:p>324966,223772708</text:p>
          </table:table-cell>
          <table:table-cell office:value-type="float" office:value="0.0424574458822747" calcext:value-type="float">
            <text:p>0,042457445882275</text:p>
          </table:table-cell>
          <table:table-cell table:formula="of:=[.C9]/2" office:value-type="float" office:value="217723.640537804" calcext:value-type="float">
            <text:p>217723,640537804</text:p>
          </table:table-cell>
          <table:table-cell/>
          <table:table-cell table:formula="of:=([.B10]-[.C10])^2" office:value-type="float" office:value="3590592104948.51" calcext:value-type="float">
            <text:p>3590592104948,51</text:p>
          </table:table-cell>
          <table:table-cell/>
          <table:table-cell table:formula="of:=[.B10]/[.C10]" office:value-type="float" office:value="6.83102377295875" calcext:value-type="float">
            <text:p>6,83102377295875</text:p>
          </table:table-cell>
          <table:table-cell table:formula="of:=[.J9]/(1-[.D10])" office:value-type="float" office:value="24266.3037817546" calcext:value-type="float">
            <text:p>24266,3037817546</text:p>
          </table:table-cell>
          <table:table-cell table:formula="of:=([.B10]-[.B9]/2)/[.J9]" office:value-type="float" office:value="69.3004698653114" calcext:value-type="float">
            <text:p>69,3004698653114</text:p>
          </table:table-cell>
          <table:table-cell table:formula="of:=([.C10]-[.C9]/2)/[.J9]" office:value-type="float" office:value="4.61535969360894" calcext:value-type="float">
            <text:p>4,61535969360894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formula="of:=[.B10]/[.O10]" office:value-type="float" office:value="1387.4075" calcext:value-type="float">
            <text:p>1387,4075</text:p>
          </table:table-cell>
        </table:table-row>
        <table:table-row table:style-name="ro1">
          <table:table-cell office:value-type="string" calcext:value-type="string">
            <text:p>nerodia_</text:p>
          </table:table-cell>
          <table:table-cell office:value-type="float" office:value="2059371" calcext:value-type="float">
            <text:p>2059371</text:p>
          </table:table-cell>
          <table:table-cell table:formula="of:=[.D11]*[.$E$1]+[.E11]" office:value-type="float" office:value="335447.794823007" calcext:value-type="float">
            <text:p>335447,794823007</text:p>
          </table:table-cell>
          <table:table-cell office:value-type="float" office:value="0.0684768908376842" calcext:value-type="float">
            <text:p>0,068476890837684</text:p>
          </table:table-cell>
          <table:table-cell table:formula="of:=[.C10]/2" office:value-type="float" office:value="162483.111886354" calcext:value-type="float">
            <text:p>162483,111886354</text:p>
          </table:table-cell>
          <table:table-cell/>
          <table:table-cell table:formula="of:=([.B11]-[.C11])^2" office:value-type="float" office:value="2971911217347.72" calcext:value-type="float">
            <text:p>2971911217347,72</text:p>
          </table:table-cell>
          <table:table-cell/>
          <table:table-cell table:formula="of:=[.B11]/[.C11]" office:value-type="float" office:value="6.13916988509819" calcext:value-type="float">
            <text:p>6,13916988509819</text:p>
          </table:table-cell>
          <table:table-cell table:formula="of:=[.J10]/(1-[.D11])" office:value-type="float" office:value="26050.1361083531" calcext:value-type="float">
            <text:p>26050,1361083531</text:p>
          </table:table-cell>
          <table:table-cell table:formula="of:=([.B11]-[.B10]/2)/[.J10]" office:value-type="float" office:value="39.1260658623202" calcext:value-type="float">
            <text:p>39,1260658623202</text:p>
          </table:table-cell>
          <table:table-cell table:formula="of:=([.C11]-[.C10]/2)/[.J10]" office:value-type="float" office:value="7.12777209468144" calcext:value-type="float">
            <text:p>7,12777209468144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B11]/[.O11]" office:value-type="float" office:value="823.7484" calcext:value-type="float">
            <text:p>823,7484</text:p>
          </table:table-cell>
        </table:table-row>
        <table:table-row table:style-name="ro1">
          <table:table-cell office:value-type="string" calcext:value-type="string">
            <text:p>lodos_</text:p>
          </table:table-cell>
          <table:table-cell office:value-type="float" office:value="2541351" calcext:value-type="float">
            <text:p>2541351</text:p>
          </table:table-cell>
          <table:table-cell table:formula="of:=[.D12]*[.$E$1]+[.E12]" office:value-type="float" office:value="300894.370360173" calcext:value-type="float">
            <text:p>300894,370360173</text:p>
          </table:table-cell>
          <table:table-cell office:value-type="float" office:value="0.0527223233326115" calcext:value-type="float">
            <text:p>0,052722323332612</text:p>
          </table:table-cell>
          <table:table-cell table:formula="of:=[.C11]/2" office:value-type="float" office:value="167723.897411504" calcext:value-type="float">
            <text:p>167723,897411504</text:p>
          </table:table-cell>
          <table:table-cell table:formula="of:=[.C12]-[.B12]" office:value-type="float" office:value="-2240456.62963983" calcext:value-type="float">
            <text:p>-2240456,62963983</text:p>
          </table:table-cell>
          <table:table-cell table:formula="of:=([.B12]-[.C12])^2" office:value-type="float" office:value="5019645909297.05" calcext:value-type="float">
            <text:p>5019645909297,05</text:p>
          </table:table-cell>
          <table:table-cell/>
          <table:table-cell table:formula="of:=[.B12]/[.C12]" office:value-type="float" office:value="8.44599052138456" calcext:value-type="float">
            <text:p>8,44599052138456</text:p>
          </table:table-cell>
          <table:table-cell table:formula="of:=[.J11]/(1-[.D12])" office:value-type="float" office:value="27499.9999999999" calcext:value-type="float">
            <text:p>27499,9999999999</text:p>
          </table:table-cell>
          <table:table-cell table:formula="of:=([.B12]-[.B11]/2)/[.J11]" office:value-type="float" office:value="58.0290826010416" calcext:value-type="float">
            <text:p>58,0290826010416</text:p>
          </table:table-cell>
          <table:table-cell table:formula="of:=([.C12]-[.C11]/2)/[.J11]" office:value-type="float" office:value="5.11208357586923" calcext:value-type="float">
            <text:p>5,11208357586923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table:formula="of:=[.B12]/[.O12]" office:value-type="float" office:value="907.625357142857" calcext:value-type="float">
            <text:p>907,625357142857</text:p>
          </table:table-cell>
        </table:table-row>
        <table:table-row table:style-name="ro1">
          <table:table-cell office:value-type="string" calcext:value-type="string">
            <text:p>dsminer</text:p>
          </table:table-cell>
          <table:table-cell office:value-type="float" office:value="2676331" calcext:value-type="float">
            <text:p>2676331</text:p>
          </table:table-cell>
          <table:table-cell table:formula="of:=[.D13]*[.$E$1]+[.E13]" office:value-type="float" office:value="2676331.18518009" calcext:value-type="float">
            <text:p>2676331,18518009</text:p>
          </table:table-cell>
          <table:table-cell office:value-type="float" office:value="1" calcext:value-type="float">
            <text:p>1</text:p>
          </table:table-cell>
          <table:table-cell table:formula="of:=[.C12]/2" office:value-type="float" office:value="150447.185180087" calcext:value-type="float">
            <text:p>150447,185180087</text:p>
          </table:table-cell>
          <table:table-cell/>
          <table:table-cell table:formula="of:=SUM([.G3:.G12])" office:value-type="float" office:value="13574654703266.4" calcext:value-type="float">
            <text:p>13574654703266,4</text:p>
          </table:table-cell>
          <table:table-cell office:value-type="float" office:value="10737577923070.8" calcext:value-type="float">
            <text:p>10737577923070,8</text:p>
          </table:table-cell>
          <table:table-cell table:formula="of:=[.B13]/[.C13]" office:value-type="float" office:value="0.999999930808232" calcext:value-type="float">
            <text:p>0,999999930808232</text:p>
          </table:table-cell>
          <table:table-cell table:formula="of:=[.J12]/(1-[.D13])" office:value-type="string" office:string-value="" calcext:value-type="error">
            <text:p>#DIV/0!</text:p>
          </table:table-cell>
          <table:table-cell table:formula="of:=([.B13]-[.B12]/2)/[.J12]" office:value-type="float" office:value="51.1147454545456" calcext:value-type="float">
            <text:p>51,1147454545456</text:p>
          </table:table-cell>
          <table:table-cell table:formula="of:=([.C13]-[.C12]/2)/[.J12]" office:value-type="float" office:value="91.8503272727275" calcext:value-type="float">
            <text:p>91,8503272727275</text:p>
          </table:table-cell>
          <table:table-cell/>
          <table:table-cell table:formula="of:=([.B13]-[.B5]/2)/[.J5]" office:value-type="float" office:value="134.91489151918" calcext:value-type="float">
            <text:p>134,91489151918</text:p>
          </table:table-cell>
          <table:table-cell office:value-type="float" office:value="2800" calcext:value-type="float">
            <text:p>2800</text:p>
          </table:table-cell>
          <table:table-cell table:formula="of:=[.B13]/[.O13]" office:value-type="float" office:value="955.8325" calcext:value-type="float">
            <text:p>955,8325</text:p>
          </table:table-cell>
        </table:table-row>
        <table:table-row table:style-name="ro1">
          <table:table-cell table:number-columns-repeated="10"/>
          <table:table-cell table:formula="of:=SUM([.K3:.K13])" office:value-type="float" office:value="378.253947055294" calcext:value-type="float">
            <text:p>378,253947055294</text:p>
          </table:table-cell>
          <table:table-cell table:formula="of:=SUM([.L3:.L13])" office:value-type="float" office:value="229.625818181818" calcext:value-type="float">
            <text:p>229,625818181818</text:p>
          </table:table-cell>
          <table:table-cell/>
          <table:table-cell table:formula="of:=SUM([.N3:.N13])" office:value-type="float" office:value="174.267759851656" calcext:value-type="float">
            <text:p>174,267759851656</text:p>
          </table:table-cell>
          <table:table-cell office:value-type="float" office:value="3100" calcext:value-type="float">
            <text:p>3100</text:p>
          </table:table-cell>
          <table:table-cell table:formula="of:=[.B14]/[.O14]" office:value-type="float" office:value="0" calcext:value-type="float">
            <text:p>0</text:p>
          </table:table-cell>
        </table:table-row>
      </table:table>
      <table:table table:name="Sheet1_2" table:style-name="ta1">
        <table:shapes>
          <draw:frame draw:z-index="0" draw:style-name="gr1" draw:text-style-name="P1" svg:width="22.534cm" svg:height="12.93cm" svg:x="0.474cm" svg:y="6.451cm">
            <draw:object draw:notify-on-update-of-ranges="Sheet1_2.A3:Sheet1_2.A13 Sheet1_2.B2:Sheet1_2.B2 Sheet1_2.B3:Sheet1_2.B13 Sheet1_2.C2:Sheet1_2.C2 Sheet1_2.C3:Sheet1_2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ices and equilibrium prices of merchant ships</text:p>
          </table:table-cell>
          <table:table-cell table:number-columns-repeated="2"/>
          <table:table-cell table:style-name="ce1" office:value-type="string" calcext:value-type="string">
            <text:p>T</text:p>
          </table:table-cell>
          <table:table-cell office:value-type="float" office:value="2525883.825" calcext:value-type="float">
            <text:p>2525883,8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urrent prices</text:p>
          </table:table-cell>
          <table:table-cell office:value-type="string" calcext:value-type="string">
            <text:p>advertisements</text:p>
          </table:table-cell>
          <table:table-cell table:style-name="ce1" office:value-type="string" calcext:value-type="string">
            <text:p>a</text:p>
          </table:table-cell>
          <table:table-cell office:value-type="float" office:value="1.26085136436363" calcext:value-type="float">
            <text:p>1,26085136436363</text:p>
          </table:table-cell>
          <table:table-cell table:style-name="Default" office:value-type="float" office:value="2180" calcext:value-type="float">
            <text:p>2180</text:p>
          </table:table-cell>
          <table:table-cell office:value-type="string" calcext:value-type="string">
            <text:p>precious_metals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current prices</text:p>
          </table:table-cell>
        </table:table-row>
        <table:table-row table:style-name="ro1">
          <table:table-cell office:value-type="string" calcext:value-type="string">
            <text:p>molamola_</text:p>
          </table:table-cell>
          <table:table-cell office:value-type="float" office:value="81062" calcext:value-type="float">
            <text:p>81062</text:p>
          </table:table-cell>
          <table:table-cell table:formula="of:=[.E3]*[.$E$1]+62707/2" office:value-type="float" office:value="490116.419794941" calcext:value-type="float">
            <text:p>490116,419794941</text:p>
          </table:table-cell>
          <table:table-cell/>
          <table:table-cell table:formula="of:=1-([.$F$2]/[.F3])^(1-[.$E$2])" office:value-type="float" office:value="0.181624711023652" calcext:value-type="float">
            <text:p>0,181624711023652</text:p>
          </table:table-cell>
          <table:table-cell table:style-name="Default" office:value-type="float" office:value="1011" calcext:value-type="float">
            <text:p>1011</text:p>
          </table:table-cell>
          <table:table-cell office:value-type="string" calcext:value-type="string">
            <text:p>slaves</text:p>
          </table:table-cell>
          <table:table-cell table:number-columns-repeated="5"/>
          <table:table-cell office:value-type="string" calcext:value-type="string">
            <text:p>molamola_</text:p>
          </table:table-cell>
          <table:table-cell office:value-type="float" office:value="81062" calcext:value-type="float">
            <text:p>81062</text:p>
          </table:table-cell>
        </table:table-row>
        <table:table-row table:style-name="ro1">
          <table:table-cell office:value-type="string" calcext:value-type="string">
            <text:p>skipjack_</text:p>
          </table:table-cell>
          <table:table-cell office:value-type="float" office:value="204837" calcext:value-type="float">
            <text:p>204837</text:p>
          </table:table-cell>
          <table:table-cell table:formula="of:=[.E4]*[.$E$1]+62707/2" office:value-type="float" office:value="604366.443638308" calcext:value-type="float">
            <text:p>604366,443638308</text:p>
          </table:table-cell>
          <table:table-cell/>
          <table:table-cell table:formula="of:=1-([.$F$2]/[.F4])^(1-[.$E$2])" office:value-type="float" office:value="0.226856412779914" calcext:value-type="float">
            <text:p>0,226856412779914</text:p>
          </table:table-cell>
          <table:table-cell table:style-name="Default" office:value-type="float" office:value="813" calcext:value-type="float">
            <text:p>813</text:p>
          </table:table-cell>
          <table:table-cell office:value-type="string" calcext:value-type="string">
            <text:p>nerve_gas</text:p>
          </table:table-cell>
          <table:table-cell table:number-columns-repeated="5"/>
          <table:table-cell office:value-type="string" calcext:value-type="string">
            <text:p>skipjack_</text:p>
          </table:table-cell>
          <table:table-cell office:value-type="float" office:value="204837" calcext:value-type="float">
            <text:p>204837</text:p>
          </table:table-cell>
        </table:table-row>
        <table:table-row table:style-name="ro1">
          <table:table-cell office:value-type="string" calcext:value-type="string">
            <text:p>deneb_</text:p>
          </table:table-cell>
          <table:table-cell office:value-type="float" office:value="424104" calcext:value-type="float">
            <text:p>424104</text:p>
          </table:table-cell>
          <table:table-cell table:formula="of:=[.E5]*[.$E$1]+62707/2" office:value-type="float" office:value="1036073.21791669" calcext:value-type="float">
            <text:p>1036073,21791669</text:p>
          </table:table-cell>
          <table:table-cell/>
          <table:table-cell table:formula="of:=1-([.$F$2]/[.F5])^(1-[.$E$2])" office:value-type="float" office:value="0.397769568011187" calcext:value-type="float">
            <text:p>0,39776956801118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ining_machinery</text:p>
          </table:table-cell>
          <table:table-cell table:number-columns-repeated="5"/>
          <table:table-cell office:value-type="string" calcext:value-type="string">
            <text:p>deneb_</text:p>
          </table:table-cell>
          <table:table-cell office:value-type="float" office:value="424104" calcext:value-type="float">
            <text:p>424104</text:p>
          </table:table-cell>
        </table:table-row>
        <table:table-row table:style-name="ro1">
          <table:table-cell office:value-type="string" calcext:value-type="string">
            <text:p>ac33_</text:p>
          </table:table-cell>
          <table:table-cell office:value-type="float" office:value="1015644" calcext:value-type="float">
            <text:p>1015644</text:p>
          </table:table-cell>
          <table:table-cell table:formula="of:=[.E6]*[.$E$1]+62707/2" office:value-type="float" office:value="1119992.99213189" calcext:value-type="float">
            <text:p>1119992,99213189</text:p>
          </table:table-cell>
          <table:table-cell/>
          <table:table-cell table:formula="of:=1-([.$F$2]/[.F6])^(1-[.$E$2])" office:value-type="float" office:value="0.430993492795293" calcext:value-type="float">
            <text:p>0,43099349279529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and_weapons</text:p>
          </table:table-cell>
          <table:table-cell table:number-columns-repeated="5"/>
          <table:table-cell office:value-type="string" calcext:value-type="string">
            <text:p>bluenose_</text:p>
          </table:table-cell>
          <table:table-cell office:value-type="float" office:value="518244" calcext:value-type="float">
            <text:p>518244</text:p>
          </table:table-cell>
        </table:table-row>
        <table:table-row table:style-name="ro1">
          <table:table-cell office:value-type="string" calcext:value-type="string">
            <text:p>bluenose_</text:p>
          </table:table-cell>
          <table:table-cell office:value-type="float" office:value="518244" calcext:value-type="float">
            <text:p>518244</text:p>
          </table:table-cell>
          <table:table-cell table:formula="of:=[.E7]*[.$E$1]+62707/2" office:value-type="float" office:value="1127516.88737153" calcext:value-type="float">
            <text:p>1127516,88737153</text:p>
          </table:table-cell>
          <table:table-cell/>
          <table:table-cell table:formula="of:=1-([.$F$2]/[.F7])^(1-[.$E$2])" office:value-type="float" office:value="0.433972210646518" calcext:value-type="float">
            <text:p>0,43397221064651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onsumer_goods</text:p>
          </table:table-cell>
          <table:table-cell table:number-columns-repeated="5"/>
          <table:table-cell office:value-type="string" calcext:value-type="string">
            <text:p>ac33_</text:p>
          </table:table-cell>
          <table:table-cell office:value-type="float" office:value="1015644" calcext:value-type="float">
            <text:p>1015644</text:p>
          </table:table-cell>
        </table:table-row>
        <table:table-row table:style-name="ro1">
          <table:table-cell office:value-type="string" calcext:value-type="string">
            <text:p>venturestar_</text:p>
          </table:table-cell>
          <table:table-cell office:value-type="float" office:value="1127263" calcext:value-type="float">
            <text:p>1127263</text:p>
          </table:table-cell>
          <table:table-cell table:formula="of:=[.E8]*[.$E$1]+62707/2" office:value-type="float" office:value="1195659.02603188" calcext:value-type="float">
            <text:p>1195659,02603188</text:p>
          </table:table-cell>
          <table:table-cell/>
          <table:table-cell table:formula="of:=1-([.$F$2]/[.F8])^(1-[.$E$2])" office:value-type="float" office:value="0.460949753313329" calcext:value-type="float">
            <text:p>0,46094975331332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ir_processors</text:p>
          </table:table-cell>
          <table:table-cell table:number-columns-repeated="5"/>
          <table:table-cell office:value-type="string" calcext:value-type="string">
            <text:p>venturestar_</text:p>
          </table:table-cell>
          <table:table-cell office:value-type="float" office:value="1127263" calcext:value-type="float">
            <text:p>1127263</text:p>
          </table:table-cell>
        </table:table-row>
        <table:table-row table:style-name="ro1">
          <table:table-cell office:value-type="string" calcext:value-type="string">
            <text:p>storeria_</text:p>
          </table:table-cell>
          <table:table-cell office:value-type="float" office:value="1219170" calcext:value-type="float">
            <text:p>1219170</text:p>
          </table:table-cell>
          <table:table-cell table:formula="of:=[.E9]*[.$E$1]+62707/2" office:value-type="float" office:value="1361476.43883978" calcext:value-type="float">
            <text:p>1361476,43883978</text:p>
          </table:table-cell>
          <table:table-cell/>
          <table:table-cell table:formula="of:=1-([.$F$2]/[.F9])^(1-[.$E$2])" office:value-type="float" office:value="0.526597037312188" calcext:value-type="float">
            <text:p>0,52659703731218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ndustrial_machinery</text:p>
          </table:table-cell>
          <table:table-cell table:number-columns-repeated="5"/>
          <table:table-cell office:value-type="string" calcext:value-type="string">
            <text:p>storeria_</text:p>
          </table:table-cell>
          <table:table-cell office:value-type="float" office:value="1219170" calcext:value-type="float">
            <text:p>1219170</text:p>
          </table:table-cell>
        </table:table-row>
        <table:table-row table:style-name="ro1">
          <table:table-cell office:value-type="string" calcext:value-type="string">
            <text:p>malabar_</text:p>
          </table:table-cell>
          <table:table-cell office:value-type="float" office:value="2219852" calcext:value-type="float">
            <text:p>2219852</text:p>
          </table:table-cell>
          <table:table-cell table:formula="of:=[.E10]*[.$E$1]+62707/2" office:value-type="float" office:value="1412245.39195207" calcext:value-type="float">
            <text:p>1412245,39195207</text:p>
          </table:table-cell>
          <table:table-cell/>
          <table:table-cell table:formula="of:=1-([.$F$2]/[.F10])^(1-[.$E$2])" office:value-type="float" office:value="0.546696517981015" calcext:value-type="float">
            <text:p>0,5466965179810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ruit_and_veg</text:p>
          </table:table-cell>
          <table:table-cell table:number-columns-repeated="5"/>
          <table:table-cell office:value-type="string" calcext:value-type="string">
            <text:p>nerodia_</text:p>
          </table:table-cell>
          <table:table-cell office:value-type="float" office:value="2059371" calcext:value-type="float">
            <text:p>2059371</text:p>
          </table:table-cell>
        </table:table-row>
        <table:table-row table:style-name="ro1">
          <table:table-cell office:value-type="string" calcext:value-type="string">
            <text:p>nerodia_</text:p>
          </table:table-cell>
          <table:table-cell office:value-type="float" office:value="2059371" calcext:value-type="float">
            <text:p>2059371</text:p>
          </table:table-cell>
          <table:table-cell table:formula="of:=[.E11]*[.$E$1]+62707/2" office:value-type="float" office:value="1490650.87956142" calcext:value-type="float">
            <text:p>1490650,87956142</text:p>
          </table:table-cell>
          <table:table-cell/>
          <table:table-cell table:formula="of:=1-([.$F$2]/[.F11])^(1-[.$E$2])" office:value-type="float" office:value="0.577737331035572" calcext:value-type="float">
            <text:p>0,577737331035572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farm_machinery</text:p>
          </table:table-cell>
          <table:table-cell table:number-columns-repeated="5"/>
          <table:table-cell office:value-type="string" calcext:value-type="string">
            <text:p>malabar_</text:p>
          </table:table-cell>
          <table:table-cell office:value-type="float" office:value="2219852" calcext:value-type="float">
            <text:p>2219852</text:p>
          </table:table-cell>
        </table:table-row>
        <table:table-row table:style-name="ro1">
          <table:table-cell office:value-type="string" calcext:value-type="string">
            <text:p>lodos_</text:p>
          </table:table-cell>
          <table:table-cell office:value-type="float" office:value="2541351" calcext:value-type="float">
            <text:p>2541351</text:p>
          </table:table-cell>
          <table:table-cell table:formula="of:=[.E12]*[.$E$1]+62707/2" office:value-type="float" office:value="1546883.79500002" calcext:value-type="float">
            <text:p>1546883,79500002</text:p>
          </table:table-cell>
          <table:table-cell/>
          <table:table-cell table:formula="of:=1-([.$F$2]/[.F12])^(1-[.$E$2])" office:value-type="float" office:value="0.600000000000006" calcext:value-type="float">
            <text:p>0,60000000000000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xtiles</text:p>
          </table:table-cell>
          <table:table-cell table:number-columns-repeated="5"/>
          <table:table-cell office:value-type="string" calcext:value-type="string">
            <text:p>lodos_</text:p>
          </table:table-cell>
          <table:table-cell office:value-type="float" office:value="2541351" calcext:value-type="float">
            <text:p>2541351</text:p>
          </table:table-cell>
        </table:table-row>
        <table:table-row table:style-name="ro1">
          <table:table-cell office:value-type="string" calcext:value-type="string">
            <text:p>dsminer</text:p>
          </table:table-cell>
          <table:table-cell office:value-type="float" office:value="2676331" calcext:value-type="float">
            <text:p>2676331</text:p>
          </table:table-cell>
          <table:table-cell table:formula="of:=[.B13]" office:value-type="float" office:value="2676331" calcext:value-type="float">
            <text:p>2676331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dsminer</text:p>
          </table:table-cell>
          <table:table-cell office:value-type="float" office:value="2676331" calcext:value-type="float">
            <text:p>2676331</text:p>
          </table:table-cell>
        </table:table-row>
      </table:table>
      <table:named-expressions/>
      <table:database-ranges>
        <table:database-range table:name="__Anonymous_Sheet_DB__1" table:target-range-address="Sheet1_2.M3:Sheet1_2.N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1:43:04.019483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00:13:07.965503821</meta:creation-date>
    <dc:date>2021-08-19T12:43:02.738761408</dc:date>
    <meta:editing-duration>PT2H57M39S</meta:editing-duration>
    <meta:editing-cycles>22</meta:editing-cycles>
    <meta:generator>LibreOffice/7.1.5.2$Linux_X86_64 LibreOffice_project/10$Build-2</meta:generator>
    <meta:document-statistic meta:table-count="2" meta:cell-count="25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4cm" svg:height="12.931cm" xlink:href=".." xlink:type="simple" chart:class="chart:bar" chart:column-mapping="0 1" chart:style-name="ch1">
        <chart:title svg:x="4.799cm" svg:y="0.393cm" chart:style-name="ch2">
          <text:p>Current prices and general restriction's equilibrium</text:p>
        </chart:title>
        <chart:legend chart:legend-position="end" svg:x="17.345cm" svg:y="5.916cm" style:legend-expansion="high" chart:style-name="ch3"/>
        <chart:plot-area chart:style-name="ch4" table:cell-range-address="Sheet1.A2:Sheet1.C13" chart:data-source-has-labels="both" svg:x="0.393cm" svg:y="1.531cm" svg:width="16.555cm" svg:height="10.939cm">
          <chart:coordinate-region svg:x="1.94cm" svg:y="1.732cm" svg:width="15.008cm" svg:height="8.859cm"/>
          <chart:axis chart:dimension="x" chart:name="primary-x" chart:style-name="ch5" chartooo:axis-type="auto">
            <chartooo:date-scale/>
            <chart:categories table:cell-range-address="Sheet1.A3:Sheet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bar">
            <chart:data-point/>
          </chart:series>
          <chart:series chart:style-name="ch9" chart:values-cell-range-address="Sheet1.B3:Sheet1.B13" chart:label-cell-address="Sheet1.B2:Sheet1.B2" chart:class="chart:bar">
            <chart:data-point chart:repeated="11"/>
          </chart:series>
          <chart:series chart:style-name="ch10" chart:values-cell-range-address="Sheet1.C3:Sheet1.C13" chart:label-cell-address="Sheet1.C2:Sheet1.C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B2:Sheet1.B2</svg:desc>
                </draw:g>
              </table:table-cell>
              <table:table-cell office:value-type="string">
                <text:p>equilibrium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lamola_</text:p>
                <draw:g>
                  <svg:desc>Sheet1.A3:Sheet1.A13</svg:desc>
                </draw:g>
              </table:table-cell>
              <table:table-cell office:value-type="float" office:value="81062">
                <text:p>81062</text:p>
                <draw:g>
                  <svg:desc>Sheet1.B3:Sheet1.B13</svg:desc>
                </draw:g>
              </table:table-cell>
              <table:table-cell office:value-type="float" office:value="490116.451579256">
                <text:p>490116.451579256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skipjack_</text:p>
              </table:table-cell>
              <table:table-cell office:value-type="float" office:value="204837">
                <text:p>204837</text:p>
              </table:table-cell>
              <table:table-cell office:value-type="float" office:value="384664.141679171">
                <text:p>384664.141679171</text:p>
              </table:table-cell>
            </table:table-row>
            <table:table-row>
              <table:table-cell office:value-type="string">
                <text:p>deneb_</text:p>
              </table:table-cell>
              <table:table-cell office:value-type="float" office:value="424104">
                <text:p>424104</text:p>
              </table:table-cell>
              <table:table-cell office:value-type="float" office:value="750710.632499038">
                <text:p>750710.632499038</text:p>
              </table:table-cell>
            </table:table-row>
            <table:table-row>
              <table:table-cell office:value-type="string">
                <text:p>ac33_</text:p>
              </table:table-cell>
              <table:table-cell office:value-type="float" office:value="1015644">
                <text:p>1015644</text:p>
              </table:table-cell>
              <table:table-cell office:value-type="float" office:value="514703.604831084">
                <text:p>514703.604831084</text:p>
              </table:table-cell>
            </table:table-row>
            <table:table-row>
              <table:table-cell office:value-type="string">
                <text:p>bluenose_</text:p>
              </table:table-cell>
              <table:table-cell office:value-type="float" office:value="518244">
                <text:p>518244</text:p>
              </table:table-cell>
              <table:table-cell office:value-type="float" office:value="270574.666593115">
                <text:p>270574.666593115</text:p>
              </table:table-cell>
            </table:table-row>
            <table:table-row>
              <table:table-cell office:value-type="string">
                <text:p>venturestar_</text:p>
              </table:table-cell>
              <table:table-cell office:value-type="float" office:value="1127263">
                <text:p>1127263</text:p>
              </table:table-cell>
              <table:table-cell office:value-type="float" office:value="255673.902053625">
                <text:p>255673.902053625</text:p>
              </table:table-cell>
            </table:table-row>
            <table:table-row>
              <table:table-cell office:value-type="string">
                <text:p>storeria_</text:p>
              </table:table-cell>
              <table:table-cell office:value-type="float" office:value="1219170">
                <text:p>1219170</text:p>
              </table:table-cell>
              <table:table-cell office:value-type="float" office:value="435447.281075608">
                <text:p>435447.281075608</text:p>
              </table:table-cell>
            </table:table-row>
            <table:table-row>
              <table:table-cell office:value-type="string">
                <text:p>malabar_</text:p>
              </table:table-cell>
              <table:table-cell office:value-type="float" office:value="2219852">
                <text:p>2219852</text:p>
              </table:table-cell>
              <table:table-cell office:value-type="float" office:value="324966.223772708">
                <text:p>324966.223772708</text:p>
              </table:table-cell>
            </table:table-row>
            <table:table-row>
              <table:table-cell office:value-type="string">
                <text:p>nerodia_</text:p>
              </table:table-cell>
              <table:table-cell office:value-type="float" office:value="2059371">
                <text:p>2059371</text:p>
              </table:table-cell>
              <table:table-cell office:value-type="float" office:value="335447.794823007">
                <text:p>335447.794823007</text:p>
              </table:table-cell>
            </table:table-row>
            <table:table-row>
              <table:table-cell office:value-type="string">
                <text:p>lodos_</text:p>
              </table:table-cell>
              <table:table-cell office:value-type="float" office:value="2541351">
                <text:p>2541351</text:p>
              </table:table-cell>
              <table:table-cell office:value-type="float" office:value="300894.370360173">
                <text:p>300894.370360173</text:p>
              </table:table-cell>
            </table:table-row>
            <table:table-row>
              <table:table-cell office:value-type="string">
                <text:p>dsminer</text:p>
              </table:table-cell>
              <table:table-cell office:value-type="float" office:value="2676331">
                <text:p>2676331</text:p>
              </table:table-cell>
              <table:table-cell office:value-type="float" office:value="2676331.18518009">
                <text:p>2676331.18518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35cm" svg:height="12.931cm" xlink:href=".." xlink:type="simple" chart:class="chart:bar" chart:column-mapping="0 1" chart:style-name="ch1">
        <chart:title svg:x="7.493cm" svg:y="0.393cm" chart:style-name="ch2">
          <text:p>Current prices and general restriction</text:p>
        </chart:title>
        <chart:subtitle svg:x="8.987cm" svg:y="1.433cm" chart:style-name="ch3">
          <text:p>Prices for merchant ships</text:p>
        </chart:subtitle>
        <chart:legend chart:legend-position="end" svg:x="19.425cm" svg:y="5.916cm" style:legend-expansion="high" chart:style-name="ch4"/>
        <chart:plot-area chart:style-name="ch5" table:cell-range-address="Sheet1_2.A2:Sheet1_2.C13" chart:data-source-has-labels="both" svg:x="0.667cm" svg:y="1.531cm" svg:width="18.679cm" svg:height="10.939cm">
          <chart:coordinate-region svg:x="2.214cm" svg:y="1.732cm" svg:width="17.132cm" svg:height="8.859cm"/>
          <chart:axis chart:dimension="x" chart:name="primary-x" chart:style-name="ch6" chartooo:axis-type="auto">
            <chartooo:date-scale/>
            <chart:categories table:cell-range-address="Sheet1_2.A3:Sheet1_2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" chart:class="chart:bar">
            <chart:data-point/>
          </chart:series>
          <chart:series chart:style-name="ch10" chart:values-cell-range-address="Sheet1_2.B3:Sheet1_2.B13" chart:label-cell-address="Sheet1_2.B2:Sheet1_2.B2" chart:class="chart:bar">
            <chart:data-point chart:repeated="11"/>
          </chart:series>
          <chart:series chart:style-name="ch11" chart:values-cell-range-address="Sheet1_2.C3:Sheet1_2.C13" chart:label-cell-address="Sheet1_2.C2:Sheet1_2.C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prices</text:p>
                <draw:g>
                  <svg:desc>Sheet1_2.B2:Sheet1_2.B2</svg:desc>
                </draw:g>
              </table:table-cell>
              <table:table-cell office:value-type="string">
                <text:p>advertisements</text:p>
                <draw:g>
                  <svg:desc>Sheet1_2.C2:Sheet1_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lamola_</text:p>
                <draw:g>
                  <svg:desc>Sheet1_2.A3:Sheet1_2.A13</svg:desc>
                </draw:g>
              </table:table-cell>
              <table:table-cell office:value-type="float" office:value="81062">
                <text:p>81062</text:p>
                <draw:g>
                  <svg:desc>Sheet1_2.B3:Sheet1_2.B13</svg:desc>
                </draw:g>
              </table:table-cell>
              <table:table-cell office:value-type="float" office:value="490116.419794941">
                <text:p>490116.419794941</text:p>
                <draw:g>
                  <svg:desc>Sheet1_2.C3:Sheet1_2.C13</svg:desc>
                </draw:g>
              </table:table-cell>
            </table:table-row>
            <table:table-row>
              <table:table-cell office:value-type="string">
                <text:p>skipjack_</text:p>
              </table:table-cell>
              <table:table-cell office:value-type="float" office:value="204837">
                <text:p>204837</text:p>
              </table:table-cell>
              <table:table-cell office:value-type="float" office:value="604366.443638308">
                <text:p>604366.443638308</text:p>
              </table:table-cell>
            </table:table-row>
            <table:table-row>
              <table:table-cell office:value-type="string">
                <text:p>deneb_</text:p>
              </table:table-cell>
              <table:table-cell office:value-type="float" office:value="424104">
                <text:p>424104</text:p>
              </table:table-cell>
              <table:table-cell office:value-type="float" office:value="1036073.21791669">
                <text:p>1036073.21791669</text:p>
              </table:table-cell>
            </table:table-row>
            <table:table-row>
              <table:table-cell office:value-type="string">
                <text:p>ac33_</text:p>
              </table:table-cell>
              <table:table-cell office:value-type="float" office:value="1015644">
                <text:p>1015644</text:p>
              </table:table-cell>
              <table:table-cell office:value-type="float" office:value="1119992.99213189">
                <text:p>1119992.99213189</text:p>
              </table:table-cell>
            </table:table-row>
            <table:table-row>
              <table:table-cell office:value-type="string">
                <text:p>bluenose_</text:p>
              </table:table-cell>
              <table:table-cell office:value-type="float" office:value="518244">
                <text:p>518244</text:p>
              </table:table-cell>
              <table:table-cell office:value-type="float" office:value="1127516.88737153">
                <text:p>1127516.88737153</text:p>
              </table:table-cell>
            </table:table-row>
            <table:table-row>
              <table:table-cell office:value-type="string">
                <text:p>venturestar_</text:p>
              </table:table-cell>
              <table:table-cell office:value-type="float" office:value="1127263">
                <text:p>1127263</text:p>
              </table:table-cell>
              <table:table-cell office:value-type="float" office:value="1195659.02603188">
                <text:p>1195659.02603188</text:p>
              </table:table-cell>
            </table:table-row>
            <table:table-row>
              <table:table-cell office:value-type="string">
                <text:p>storeria_</text:p>
              </table:table-cell>
              <table:table-cell office:value-type="float" office:value="1219170">
                <text:p>1219170</text:p>
              </table:table-cell>
              <table:table-cell office:value-type="float" office:value="1361476.43883978">
                <text:p>1361476.43883978</text:p>
              </table:table-cell>
            </table:table-row>
            <table:table-row>
              <table:table-cell office:value-type="string">
                <text:p>malabar_</text:p>
              </table:table-cell>
              <table:table-cell office:value-type="float" office:value="2219852">
                <text:p>2219852</text:p>
              </table:table-cell>
              <table:table-cell office:value-type="float" office:value="1412245.39195207">
                <text:p>1412245.39195207</text:p>
              </table:table-cell>
            </table:table-row>
            <table:table-row>
              <table:table-cell office:value-type="string">
                <text:p>nerodia_</text:p>
              </table:table-cell>
              <table:table-cell office:value-type="float" office:value="2059371">
                <text:p>2059371</text:p>
              </table:table-cell>
              <table:table-cell office:value-type="float" office:value="1490650.87956142">
                <text:p>1490650.87956142</text:p>
              </table:table-cell>
            </table:table-row>
            <table:table-row>
              <table:table-cell office:value-type="string">
                <text:p>lodos_</text:p>
              </table:table-cell>
              <table:table-cell office:value-type="float" office:value="2541351">
                <text:p>2541351</text:p>
              </table:table-cell>
              <table:table-cell office:value-type="float" office:value="1546883.79500002">
                <text:p>1546883.79500002</text:p>
              </table:table-cell>
            </table:table-row>
            <table:table-row>
              <table:table-cell office:value-type="string">
                <text:p>dsminer</text:p>
              </table:table-cell>
              <table:table-cell office:value-type="float" office:value="2676331">
                <text:p>2676331</text:p>
              </table:table-cell>
              <table:table-cell office:value-type="float" office:value="2676331">
                <text:p>2676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